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Helvetica" svg:font-family="Helvetica, Arial, 'lucida grande', tahoma, verdana, arial, sans-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397cm" fo:text-align="start" style:justify-single-word="false" fo:text-indent="0cm" style:auto-text-indent="false"/>
      <style:text-properties fo:font-variant="normal" fo:text-transform="none" fo:color="#3e454c" style:font-name="Helvetica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style:line-height-at-least="0.397cm" fo:text-align="start" style:justify-single-word="false"/>
      <style:text-properties fo:font-variant="normal" fo:text-transform="none" fo:color="#3e454c" style:font-name="Helvetica" fo:font-size="12pt" fo:letter-spacing="normal" fo:font-style="normal" fo:font-weight="normal" style:font-size-asian="12pt" style:font-size-complex="12pt"/>
    </style:style>
    <style:style style:name="P3" style:family="paragraph" style:parent-style-name="Standard" style:list-style-name="L1">
      <style:paragraph-properties style:line-height-at-least="0.397cm" fo:text-align="start" style:justify-single-word="false"/>
      <style:text-properties fo:font-variant="normal" fo:text-transform="none" fo:color="#3e454c" style:font-name="Helvetica" fo:font-size="12pt" fo:letter-spacing="normal" fo:font-style="normal" fo:font-weight="normal" style:font-size-asian="12pt" style:font-size-complex="12pt"/>
    </style:style>
    <style:style style:name="P4" style:family="paragraph" style:parent-style-name="Standard" style:list-style-name="L2">
      <style:paragraph-properties style:line-height-at-least="0.397cm" fo:text-align="start" style:justify-single-word="false"/>
      <style:text-properties fo:font-variant="normal" fo:text-transform="none" fo:color="#3e454c" style:font-name="Helvetica" fo:font-size="12pt" fo:letter-spacing="normal" fo:font-style="normal" fo:font-weight="normal" style:font-size-asian="12pt" style:font-size-complex="12pt"/>
    </style:style>
    <style:style style:name="T1" style:family="text">
      <style:text-properties officeooo:rsid="000ab2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ux mondes sont grandement <text:span text:style-name="T1">différents</text:span> :</text:p>
      <text:list xml:id="list6873631161946181464" text:style-name="L1">
        <text:list-item>
          <text:p text:style-name="P3">dans ce monde, la magie est <text:span text:style-name="T1">présente</text:span>, cependant elle l'est faiblement, <text:span text:style-name="T1">très</text:span> faiblement et non utilisée, on compte sur la technologie et la science pour compenser avec le manque de magie, et donc de <text:span text:style-name="T1">possibilités</text:span> du monde. Dans ce monde, Dieu n'a pas d'existence tangible, il est grandement uniquement qu'un concept : il existe de nombreuses religions qui <text:span text:style-name="T1">représentent</text:span> Dieu de <text:span text:style-name="T1">différentes</text:span> <text:span text:style-name="T1">façons</text:span> (un homme, un <text:span text:style-name="T1">être</text:span> sans forme, un grand monstre en <text:span text:style-name="T1">spaghettis</text:span> volant, un grand <text:span text:style-name="T1">parapluie</text:span> bleu etc...).</text:p>
          <text:p text:style-name="P3"/>
        </text:list-item>
        <text:list-item>
          <text:p text:style-name="P3">dans ce <text:s/>monde, la magie est <text:span text:style-name="T1">présente</text:span>, mais contrairement au premier, la magie y est fortement <text:span text:style-name="T1">présente</text:span> et a une grande importance dans le quotidien des individus qui y vivent. </text:p>
          <text:p text:style-name="P3">Cette concentration plus importante en magie a conduit a un nombre plus important de <text:span text:style-name="T1">créatures</text:span> que dans le premier, elle <text:span text:style-name="T1">entraîne</text:span> aussi de nombreux changements, concernant le temps qui passe <text:span text:style-name="T1">l’évolution</text:span> des <text:span text:style-name="T1">créatures</text:span> de la technologie des mœurs et des paysages. Dans cette réalité, les journées sont plus longues, les années sont plus longues, la <text:span text:style-name="T1">planète</text:span> est plus grosse, la magie a changé le <text:span text:style-name="T1">cycle</text:span> <text:span text:style-name="T1">d’évolution</text:span> qui est initialement pareil au notre, cependant, au cours de ce <text:span text:style-name="T1">phénomène</text:span> la magie est intervenue et a conduit a un plus grand nombre de <text:span text:style-name="T1">créatures</text:span> et la race <text:s/>humaine n'est pas la seule race intelligente. Ici, la magie remplace en grande partie la technologie, la majorité des <text:span text:style-name="T1">facilités</text:span> apportés par la technologie dans l'autre monde sont apportées ici par la magie, cette <text:span text:style-name="T1">compensation</text:span> <text:span text:style-name="T1">entraîne</text:span> donc une technologie peu avancée de <text:span text:style-name="T1">même</text:span> que pour les sciences : les sciences tels que la science de la vie, la physique et la chimie sont <text:span text:style-name="T1">très</text:span> peu voir pas <text:span text:style-name="T1">développées</text:span>, <text:span text:style-name="T1">l’archéologie</text:span> (appelé ici kroksu) est <text:span text:style-name="T1">étudiée</text:span> mais la <text:span text:style-name="T1">différence</text:span> de moyens technologique fait que les <text:span text:style-name="T1">résultats</text:span> sont moins concluants, seules les mathématiques (ne pouvant <text:span text:style-name="T1">être</text:span> compensées par rien) sont aussi <text:span text:style-name="T1">poussées</text:span> que dans l'autre monde(ici les <text:span text:style-name="T1">mathématiques</text:span> portent le nom shianluhrost, <text:span text:style-name="T1">l’abréviation</text:span> maths devient shianlu). De <text:span text:style-name="T1">même</text:span>, la magie, explique de façon rationnelle et logique tout les <text:span text:style-name="T1">phénomènes</text:span> inexpliqué et inexplicable, a vrai dire, mis a part les maths, les seules formes de science étudiées sont la science de la magie (hroksu), <text:span text:style-name="T1">l’étude</text:span> des flux <text:span text:style-name="T1">d’énergie</text:span> (zokotoksu) arcaniques et elementaires, <text:span text:style-name="T1">l’étude</text:span> des civilisations disparues des anciennes ruine et temples, associé a <text:span text:style-name="T1">l’archéologie.</text:span></text:p>
          <text:p text:style-name="P3">Dans ce monde, comme dans l'autre, un individu a un a plusieurs sosies (6 en moyenne, appelés shamsi) cependant, dans ce monde il ne partagent pas seulement des similarités physiques ou psychologique, ici, ils <text:span text:style-name="T1">partagent</text:span> d'une certaine façon leur <text:span text:style-name="T1">âme</text:span> tout en gardant leur identité individuelles <text:span text:style-name="T1">notamment</text:span> car il n'ont pas forcement la <text:span text:style-name="T1">même</text:span> apparence et sont en <text:span text:style-name="T1">général</text:span> de races <text:span text:style-name="T1">différentes</text:span>, ainsi ce qui <text:span text:style-name="T1">différent</text:span> en fonction des <text:span text:style-name="T1">différents</text:span> shamsi est <text:span text:style-name="T1">principalement</text:span> un trait de <text:span text:style-name="T1">caractère</text:span> qui est accentué ou diminué, <text:span text:style-name="T1">ce faisant, lorsque 2 shamsi sont proche l'un de l’autre, ils deviennent tout deux plus puissants.</text:span></text:p>
          <text:p text:style-name="P3">Dans ce monde, l'existence de Dieu n'est pas un simple <text:span text:style-name="T1">concept</text:span> car il a une existence tangible, il a une forme une identité et est concret, il n'existe aucun doute sur son existence. Dieu est en faite un Groupe de |dragons/<text:span text:style-name="T1">créatures</text:span> <text:span text:style-name="T1">légendaires</text:span> et mythiques|. Ces |dragons/<text:span text:style-name="T1">Créatures</text:span>| ne sont pas pareils aux autres |dragons/<text:span text:style-name="T1">créatures</text:span>| qui sont juste des <text:span text:style-name="T1">êtres</text:span> <text:span text:style-name="T1">supérieurs</text:span> aux humains et leurs semblables et les aut<text:span text:style-name="T1">r</text:span>es <text:span text:style-name="T1">créatures</text:span>, ces |Dragons/<text:span text:style-name="T1">Créatures</text:span>| ne peuvent <text:span text:style-name="T1">être</text:span> vaincus : <text:span text:style-name="T1">beaucoup</text:span> ont essayés, les plus puissant, en groupe ou en solo, tous <text:span text:style-name="T1">é</text:span>chou<text:span text:style-name="T1">è</text:span>rent. <text:span text:style-name="T1">Néanmoins</text:span>, (pour respecter <text:span text:style-name="T1">l’équilibre</text:span>) il existe aussi le Diable, moins puissant que Dieu car toujours vaincu, est, pareillement à Dieu, un groupe de |Dragons/<text:span text:style-name="T1">Créatures</text:span>|.</text:p>
          <text:p text:style-name="P3"><text:soft-page-break/>Enfin, dans ce monde l'alphabet le plus <text:span text:style-name="T1">répandu</text:span> est l'alphabet eaglyte.</text:p>
        </text:list-item>
      </text:list>
      <text:p text:style-name="P2"/>
      <text:p text:style-name="P2"/>
      <text:p text:style-name="P2">Cependant, ces 2 mondes sont liés d'une certaine façon: </text:p>
      <text:list xml:id="list4265222030422385319" text:style-name="L2">
        <text:list-item>
          <text:p text:style-name="P4">un individu d'un monde a 1 ou plusieurs alte<text:span text:style-name="T1">r-é</text:span>gaux de toute sorte dans l'autre monde (animaux etc...).</text:p>
          <text:p text:style-name="P4"/>
        </text:list-item>
        <text:list-item>
          <text:p text:style-name="P4">certains <text:span text:style-name="T1">événements</text:span> d'un monde sont causés par des <text:span text:style-name="T1">événements</text:span> de l'autre monde ( la chute d'un empire dans un monde peut <text:span text:style-name="T1">entraîner</text:span> l'apogée d'un autre dans l'autre monde).</text:p>
          <text:p text:style-name="P4"><text:s/></text:p>
        </text:list-item>
      </text:list>
      <text:p text:style-name="P2"/>
      <text:list xml:id="list2809077156062" text:continue-list="list6873631161946181464" text:style-name="L1">
        <text:list-header>
          <text:p text:style-name="P3">Le |Monde Fusion|</text:p>
          <text:p text:style-name="P3">dans ce nouveau mon (a proprement parler), les journées et les années sont plus longues que dans les deux mondes, le potentiel magique de ce monde est <text:span text:style-name="T1">égal</text:span> a une valeur proche du produit des deux potentiels magiques. De plus, pour <text:span text:style-name="T1">accueillir</text:span> tout ce nouveau monde</text:p>
          <text:p text:style-name="P3">a ses <text:span text:style-name="T1">débuts</text:span>, tout es gouvernements de tout les mondes furent renversés a cause des nombreux changements qui apparurent, ce nouveau monde fut donc en proie a une grande guerre, on se <text:span text:style-name="T1">battait</text:span> pour le pouvoir qui n'appartenait plus a personne, pour la connaissance, qui n'avait plus r<text:span text:style-name="T1">é</text:span>e<text:span text:style-name="T1">l</text:span>lement de valeur, par <text:span text:style-name="T1">incompréhension</text:span>, face aux grands changements qui apparurent, pour leur religions, les <text:span text:style-name="T1">monothéiste</text:span> <text:span text:style-name="T1">combattirent</text:span> les personne qui vivent dans l'autre monde et <text:span text:style-name="T1">vénèrent</text:span> leur |dieu| qui lui existe vraiment, par folie, provoquée par les nombreux changements. Ils se <text:span text:style-name="T1">combattirent</text:span> usant de magie et de technologie, ce nouveau monde <text:span text:style-name="T1">débuta</text:span> par une <text:span text:style-name="T1">véritable</text:span> anarchie : le pouvoir n'appartient a personne il n'y a aucune <text:span text:style-name="T1">règle</text:span> en vigueur. Ainsi, au cours de ce qu'il proclama comme <text:span text:style-name="T1">étant</text:span> le jour 0 de l'an 0, celui qui <text:span text:style-name="T1">provoqua</text:span> tout cela s'affaira a <text:span text:style-name="T1">rétablir</text:span> une forme d'ordre dans ce monde en proie au chaos. <text:span text:style-name="T1">Étant</text:span> dans ce monde, si on fait exception de Dieu, le plus puissant, faire plier ceux qui voulaient le pouvoir ne fut pas d'une grande difficulté, ceux qui s battaient par religion furent contraint de se plier face a Dieu |dragon|, de vivre leur religions de façons pacifique, ou de mourir en se repentant dans la souffrance.</text:p>
          <text:p text:style-name="P3"><text:span text:style-name="T1">L’ordre</text:span> fut <text:span text:style-name="T1">rétabli</text:span> au jour 7 de l'an 0 du <text:span text:style-name="T1">siècle</text:span> 0. quand ce nouvel o<text:span text:style-name="T1">r</text:span>dre fut <text:span text:style-name="T1">établi</text:span>, le monde <text:span text:style-name="T1">réalisa</text:span> que presque tout ce qu'il savait <text:span text:style-name="T1">était</text:span> faut et durent donc tout reprendre depuis le <text:span text:style-name="T1">début.</text:span> Toutes les sciences ( a l'exception des mathématiques) durent <text:span text:style-name="T1">être</text:span> recommencées depuis le <text:span text:style-name="T1">début</text:span>, depuis les plus basiques <text:span text:style-name="T1">démonstrations</text:span>, on ne pouvait plus rien considérer comme admis et juste, ainsi les chercheurs des 2 mondes s'unirent pour reprendre depuis le <text:span text:style-name="T1">début</text:span> toutes leurs connaissances, tout remettre en cause, tout <text:span text:style-name="T1">redémontrer</text:span> ou <text:span text:style-name="T1">réfuter</text:span> ce qui doit <text:span text:style-name="T1">l’être</text:span> a l'aide de nouvelles données apportées par les chercheurs de l'autre monde. De plus, les <text:span text:style-name="T1">espèce</text:span> en voie de disparition ou disparues dans un monde ne <text:span text:style-name="T1">l’étant</text:span> pas dans l'autre, tout les <text:span text:style-name="T1">écosystèmes</text:span> furent <text:span text:style-name="T1">rétablis</text:span> a une phase d'équilibre parfait entre <text:span text:style-name="T1">prédateurs</text:span> et proies, la ou les <text:span text:style-name="T1">prédateurs</text:span> <text:span text:style-name="T1">n’étaient</text:span> pas <text:span text:style-name="T1">présent</text:span> pour certaines <text:span text:style-name="T1">espèces</text:span>, et furent introdui<text:span text:style-name="T1">s</text:span> par les colons disparurent de ces zones, tout en ajoutant de nouvelles <text:span text:style-name="T1">espèces</text:span> inconnus de certains.</text:p>
          <text:p text:style-name="P3">Au fil des année, le marquage entre les deux monde s'estompa, et les deux mondes <text:span text:style-name="T1">fusionnèrent</text:span> <text:span text:style-name="T1">complètement</text:span> : la technologie utilisait la magie pour <text:span text:style-name="T1">évoluer</text:span> et la magie utilisait la technologie pour <text:span text:style-name="T1">évoluer</text:span>, dans les <text:span text:style-name="T1">écoles</text:span> <text:span text:style-name="T1">était</text:span> enseignée aussi bien l'histoire de la technologie des civilisations des deux monde que l'histoire de la magie, <text:soft-page-break/>on y <text:span text:style-name="T1">étudie</text:span> aussi toutes les sciences alors en vigueurs (qui ne mirent pas <text:span text:style-name="T1">très</text:span> longtemps a rattraper leur retard et reprendre un peu d'avance, <text:span text:style-name="T1">élucidant</text:span> donc de grand <text:span text:style-name="T1">mystère</text:span> <text:span text:style-name="T1">grâce</text:span> a de nouvelles données <text:span text:style-name="T1">insoupçonnées</text:span>) telles que la science de a vie et de a terre, la physique, les <text:span text:style-name="T1">mathématiques</text:span>, la magie, <text:span text:style-name="T1">l’étude</text:span> des flux arcaniques et <text:span text:style-name="T1">énergétiques</text:span>, et la <text:span text:style-name="T1">maîtrise</text:span> basique de la magie ainsi qu'un <text:span text:style-name="T1">entraînement</text:span> physique basique (pour <text:span text:style-name="T1">être</text:span> capable de pourfendre, <text:span text:style-name="T1">ou du moins se défendre face à</text:span> des mobs mineurs).</text:p>
          <text:p text:style-name="P3">Langue ?</text:p>
          <text:p text:style-name="P3"/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Helvetica" svg:font-family="Helvetica, Arial, 'lucida grande', tahoma, verdana, arial, sans-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1T19:13:49</meta:creation-date>
    <dc:date>2014-07-16T00:28:09.008000000</dc:date>
    <meta:editing-duration>PT2H41M59S</meta:editing-duration>
    <meta:editing-cycles>5</meta:editing-cycles>
    <meta:generator>LibreOffice/4.1.5.3$Windows_x86 LibreOffice_project/1c1366bba2ba2b554cd2ca4d87c06da81c05d24</meta:generator>
    <meta:document-statistic meta:table-count="0" meta:image-count="0" meta:object-count="0" meta:page-count="3" meta:paragraph-count="18" meta:word-count="1225" meta:character-count="7549" meta:non-whitespace-character-count="6341"/>
  </office:meta>
</office:document-meta>
</file>